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2.1689in"/>
    </style:style>
    <style:style style:name="co5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272in" svg:height="7.4465in" svg:x="4.8075in" svg:y="5.2575in">
            <draw:object draw:notify-on-update-of-ranges="Sheet1.A34:Sheet1.A34 Sheet1.A35:Sheet1.A56 Sheet1.B34:Sheet1.B34 Sheet1.B35:Sheet1.B56 Sheet1.C34:Sheet1.C34 Sheet1.C35:Sheet1.C56 Sheet1.D34:Sheet1.D34 Sheet1.D35:Sheet1.D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id Topology 5x10 </text:p>
          </table:table-cell>
          <table:table-cell table:number-columns-repeated="5"/>
          <table:table-cell office:value-type="string" calcext:value-type="string">
            <text:p>Constant Velocity Topolog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its= Met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rage packet Percentag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ode Distance\Nodes Remov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ode Number\Nodes Spe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number-columns-repeated="11"/>
        </table:table-row>
        <table:table-row table:style-name="ro2">
          <table:table-cell table:formula="of:=[.A6]+0.5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G6]+1" office:value-type="float" office:value="6" calcext:value-type="float">
            <text:p>6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number-columns-repeated="11"/>
        </table:table-row>
        <table:table-row table:style-name="ro1">
          <table:table-cell table:formula="of:=[.A7]+0.5" office:value-type="float" office:value="8" calcext:value-type="float">
            <text:p>8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2"/>
          <table:table-cell table:formula="of:=[.G7]+1" office:value-type="float" office:value="7" calcext:value-type="float">
            <text:p>7</text:p>
          </table:table-cell>
          <table:table-cell table:style-name="ce1" table:formula="of:=14/19" office:value-type="float" office:value="0.736842105263158" calcext:value-type="float">
            <text:p>0.736842105263158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8]+0.5" office:value-type="float" office:value="8.5" calcext:value-type="float">
            <text:p>8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  <table:table-cell table:formula="of:=[.G8]+1" office:value-type="float" office:value="8" calcext:value-type="float">
            <text:p>8</text:p>
          </table:table-cell>
          <table:table-cell table:formula="of:=12/19" office:value-type="float" office:value="0.631578947368421" calcext:value-type="float">
            <text:p>0.631578947368421</text:p>
          </table:table-cell>
          <table:table-cell table:number-columns-repeated="11"/>
        </table:table-row>
        <table:table-row table:style-name="ro1">
          <table:table-cell table:formula="of:=[.A9]+0.5" office:value-type="float" office:value="9" calcext:value-type="float">
            <text:p>9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9]+1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0]+0.5" office:value-type="float" office:value="9.5" calcext:value-type="float">
            <text:p>9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2"/>
          <table:table-cell table:formula="of:=[.G10]+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1]+0.5" office:value-type="float" office:value="10" calcext:value-type="float">
            <text:p>10</text:p>
          </table:table-cell>
          <table:table-cell table:formula="of:=16/24" office:value-type="float" office:value="0.666666666666667" calcext:value-type="float">
            <text:p>0.66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  <table:table-cell table:formula="of:=[.G11]+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2]+0.5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12]+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3]+0.5" office:value-type="float" office:value="11" calcext:value-type="float">
            <text:p>11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2"/>
          <table:table-cell table:formula="of:=[.G13]+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4]+0.5" office:value-type="float" office:value="11.5" calcext:value-type="float">
            <text:p>11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2"/>
          <table:table-cell table:formula="of:=[.G14]+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15]+0.5" office:value-type="float" office:value="12" calcext:value-type="float">
            <text:p>12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2/19" office:value-type="float" office:value="0.631578947368421" calcext:value-type="float">
            <text:p>0.6315789473684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6]+0.5" office:value-type="float" office:value="12.5" calcext:value-type="float">
            <text:p>12.5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16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7]+0.5" office:value-type="float" office:value="13" calcext:value-type="float">
            <text:p>13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17]+1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18]+0.5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18]+1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19]+0.5" office:value-type="float" office:value="14" calcext:value-type="float">
            <text:p>14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19]+1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20]+0.5" office:value-type="float" office:value="14.5" calcext:value-type="float">
            <text:p>14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20]+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1]+0.5" office:value-type="float" office:value="15" calcext:value-type="float">
            <text:p>15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0/19" office:value-type="float" office:value="0.526315789473684" calcext:value-type="float">
            <text:p>0.526315789473684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21]+1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8/12" office:value-type="float" office:value="0.666666666666667" calcext:value-type="float">
            <text:p>0.666666666666667</text:p>
          </table:table-cell>
          <table:table-cell table:number-columns-repeated="2"/>
          <table:table-cell table:formula="of:=[.G22]+1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0/24" office:value-type="float" office:value="0.833333333333333" calcext:value-type="float">
            <text:p>0.833333333333333</text:p>
          </table:table-cell>
          <table:table-cell table:formula="of:=4/19" office:value-type="float" office:value="0.210526315789474" calcext:value-type="float">
            <text:p>0.210526315789474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  <table:table-cell table:formula="of:=[.G23]+1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/24" office:value-type="float" office:value="0.416666666666667" calcext:value-type="float">
            <text:p>0.416666666666667</text:p>
          </table:table-cell>
          <table:table-cell table:formula="of:=3/19"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1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3/24" office:value-type="float" office:value="0.541666666666667" calcext:value-type="float">
            <text:p>0.541666666666667</text:p>
          </table:table-cell>
          <table:table-cell table:formula="of:=2/19" office:value-type="float" office:value="0.105263157894737" calcext:value-type="float">
            <text:p>0.10526315789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1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/24"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G26]+1" office:value-type="float" office:value="26" calcext:value-type="float">
            <text:p>26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Grid Topology 5x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ts= Kilomet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rage packet Percentag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ode Distance\Nodes Remov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5]+0.5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6]+0.5" office:value-type="float" office:value="8" calcext:value-type="float">
            <text:p>8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formula="of:=[.A37]+0.5" office:value-type="float" office:value="8.5" calcext:value-type="float">
            <text:p>8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formula="of:=[.A38]+0.5" office:value-type="float" office:value="9" calcext:value-type="float">
            <text:p>9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39]+0.5" office:value-type="float" office:value="9.5" calcext:value-type="float">
            <text:p>9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formula="of:=[.A40]+0.5" office:value-type="float" office:value="10" calcext:value-type="float">
            <text:p>10</text:p>
          </table:table-cell>
          <table:table-cell table:formula="of:=16/24" office:value-type="float" office:value="0.666666666666667" calcext:value-type="float">
            <text:p>0.66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formula="of:=[.A41]+0.5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formula="of:=[.A42]+0.5" office:value-type="float" office:value="11" calcext:value-type="float">
            <text:p>11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formula="of:=[.A43]+0.5" office:value-type="float" office:value="11.5" calcext:value-type="float">
            <text:p>11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formula="of:=[.A44]+0.5" office:value-type="float" office:value="12" calcext:value-type="float">
            <text:p>12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2/19" office:value-type="float" office:value="0.631578947368421" calcext:value-type="float">
            <text:p>0.63157894736842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45]+0.5" office:value-type="float" office:value="12.5" calcext:value-type="float">
            <text:p>12.5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formula="of:=[.A46]+0.5" office:value-type="float" office:value="13" calcext:value-type="float">
            <text:p>13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47]+0.5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48]+0.5" office:value-type="float" office:value="14" calcext:value-type="float">
            <text:p>14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49]+0.5" office:value-type="float" office:value="14.5" calcext:value-type="float">
            <text:p>14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formula="of:=[.A50]+0.5" office:value-type="float" office:value="15" calcext:value-type="float">
            <text:p>15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0/19" office:value-type="float" office:value="0.526315789473684" calcext:value-type="float">
            <text:p>0.526315789473684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8/12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0/24" office:value-type="float" office:value="0.833333333333333" calcext:value-type="float">
            <text:p>0.833333333333333</text:p>
          </table:table-cell>
          <table:table-cell table:formula="of:=4/19" office:value-type="float" office:value="0.210526315789474" calcext:value-type="float">
            <text:p>0.210526315789474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/24" office:value-type="float" office:value="0.416666666666667" calcext:value-type="float">
            <text:p>0.416666666666667</text:p>
          </table:table-cell>
          <table:table-cell table:formula="of:=3/19"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3/24" office:value-type="float" office:value="0.541666666666667" calcext:value-type="float">
            <text:p>0.541666666666667</text:p>
          </table:table-cell>
          <table:table-cell table:formula="of:=2/19" office:value-type="float" office:value="0.105263157894737" calcext:value-type="float">
            <text:p>0.10526315789473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/24"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6:12:20.341113566</meta:creation-date>
    <dc:date>2024-07-31T07:03:34.574754677</dc:date>
    <meta:editing-duration>P2DT1H23M59S</meta:editing-duration>
    <meta:editing-cycles>9</meta:editing-cycles>
    <meta:generator>LibreOffice/7.3.7.2$Linux_X86_64 LibreOffice_project/30$Build-2</meta:generator>
    <meta:document-statistic meta:table-count="1" meta:cell-count="2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48cm" svg:height="18.915cm" xlink:href=".." xlink:type="simple" chart:class="chart:bar" chart:style-name="ch1">
        <chart:title svg:x="11.609cm" svg:y="0.514cm" chart:style-name="ch2">
          <text:p>Grid Topology 5x10</text:p>
        </chart:title>
        <chart:legend chart:legend-position="end" svg:x="26.308cm" svg:y="8.66cm" style:legend-expansion="high" chart:style-name="ch3"/>
        <chart:plot-area chart:style-name="ch4" table:cell-range-address="Sheet1.A34:Sheet1.D56" chart:data-source-has-labels="both" svg:x="1.555cm" svg:y="1.671cm" svg:width="24.209cm" svg:height="15.885cm">
          <chart:coordinate-region svg:x="2.282cm" svg:y="1.871cm" svg:width="23.482cm" svg:height="15.038cm"/>
          <chart:axis chart:dimension="x" chart:name="primary-x" chart:style-name="ch5" chartooo:axis-type="auto">
            <chartooo:date-scale/>
            <chart:title svg:x="12.332cm" svg:y="17.934cm" chart:style-name="ch6">
              <text:p>Distance (meters)</text:p>
            </chart:title>
            <chart:categories table:cell-range-address="Sheet1.A35:Sheet1.A56"/>
            <chart:grid chart:style-name="ch7" chart:class="major"/>
          </chart:axis>
          <chart:axis chart:dimension="y" chart:name="primary-y" chart:style-name="ch8">
            <chart:title svg:x="0.451cm" svg:y="12.673cm" chart:style-name="ch9">
              <text:p>Number of Nodes Removed per Evolution</text:p>
            </chart:title>
          </chart:axis>
          <chart:series chart:style-name="ch10" chart:values-cell-range-address="Sheet1.B35:Sheet1.B56" chart:label-cell-address="Sheet1.B34:Sheet1.B34" chart:class="chart:bar">
            <chart:data-point chart:repeated="22"/>
          </chart:series>
          <chart:series chart:style-name="ch11" chart:values-cell-range-address="Sheet1.C35:Sheet1.C56" chart:label-cell-address="Sheet1.C34:Sheet1.C34" chart:class="chart:bar">
            <chart:data-point chart:repeated="22"/>
          </chart:series>
          <chart:series chart:style-name="ch12" chart:values-cell-range-address="Sheet1.D35:Sheet1.D56" chart:label-cell-address="Sheet1.D34:Sheet1.D34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4:Sheet1.B34</svg:desc>
                </draw:g>
              </table:table-cell>
              <table:table-cell office:value-type="string">
                <text:p>2</text:p>
                <draw:g>
                  <svg:desc>Sheet1.C34:Sheet1.C34</svg:desc>
                </draw:g>
              </table:table-cell>
              <table:table-cell office:value-type="string">
                <text:p>3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35:Sheet1.A56</svg:desc>
                </draw:g>
              </table:table-cell>
              <table:table-cell office:value-type="float" office:value="1">
                <text:p>1</text:p>
                <draw:g>
                  <svg:desc>Sheet1.B35:Sheet1.B56</svg:desc>
                </draw:g>
              </table:table-cell>
              <table:table-cell office:value-type="float" office:value="1">
                <text:p>1</text:p>
                <draw:g>
                  <svg:desc>Sheet1.C35:Sheet1.C56</svg:desc>
                </draw:g>
              </table:table-cell>
              <table:table-cell office:value-type="float" office:value="1">
                <text:p>1</text:p>
                <draw:g>
                  <svg:desc>Sheet1.D35:Sheet1.D5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875">
                <text:p>0.875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75">
                <text:p>0.87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875">
                <text:p>0.875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